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ed55" officeooo:paragraph-rsid="0014ed55"/>
    </style:style>
    <style:style style:name="P2" style:family="paragraph" style:parent-style-name="Standard">
      <style:text-properties fo:font-weight="normal" officeooo:rsid="0014ed55" officeooo:paragraph-rsid="0014ed55" style:font-weight-asian="normal" style:font-weight-complex="normal"/>
    </style:style>
    <style:style style:name="P3" style:family="paragraph" style:parent-style-name="Standard">
      <style:text-properties fo:font-weight="normal" officeooo:rsid="00159a33" officeooo:paragraph-rsid="00159a33" style:font-weight-asian="normal" style:font-weight-complex="normal"/>
    </style:style>
    <style:style style:name="P4" style:family="paragraph" style:parent-style-name="Standard">
      <style:text-properties fo:font-weight="normal" officeooo:rsid="00181777" officeooo:paragraph-rsid="00181777" style:font-weight-asian="normal" style:font-weight-complex="normal"/>
    </style:style>
    <style:style style:name="P5" style:family="paragraph" style:parent-style-name="Standard">
      <style:text-properties fo:font-weight="normal" officeooo:rsid="001be6bb" officeooo:paragraph-rsid="001be6bb" style:font-weight-asian="normal" style:font-weight-complex="normal"/>
    </style:style>
    <style:style style:name="P6" style:family="paragraph" style:parent-style-name="Standard">
      <style:text-properties fo:font-weight="normal" officeooo:rsid="001d2219" officeooo:paragraph-rsid="001e2619" style:font-weight-asian="normal" style:font-weight-complex="normal"/>
    </style:style>
    <style:style style:name="P7" style:family="paragraph" style:parent-style-name="Standard">
      <style:text-properties fo:font-weight="bold" officeooo:rsid="0014ed55" officeooo:paragraph-rsid="0014ed55" style:font-weight-asian="bold" style:font-weight-complex="bold"/>
    </style:style>
    <style:style style:name="P8" style:family="paragraph" style:parent-style-name="Standard">
      <style:text-properties fo:font-weight="bold" officeooo:rsid="00159a33" officeooo:paragraph-rsid="00159a33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59a33" officeooo:paragraph-rsid="00159a33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4ed55" officeooo:paragraph-rsid="0014ed55" style:font-weight-asian="normal" style:font-weight-complex="normal"/>
    </style:style>
    <style:style style:name="P11" style:family="paragraph" style:parent-style-name="Standard">
      <style:text-properties fo:font-weight="bold" officeooo:rsid="0014ed55" style:font-weight-asian="bold" style:font-weight-complex="bold"/>
    </style:style>
    <style:style style:name="P12" style:family="paragraph" style:parent-style-name="Standard">
      <style:text-properties fo:font-weight="bold" officeooo:rsid="0014ed55" officeooo:paragraph-rsid="0014ed55" style:font-weight-asian="bold" style:font-weight-complex="bold"/>
    </style:style>
    <style:style style:name="P13" style:family="paragraph" style:parent-style-name="Standard">
      <style:text-properties fo:font-weight="bold" officeooo:rsid="00159a33" officeooo:paragraph-rsid="00159a33" style:font-weight-asian="bold" style:font-weight-complex="bold"/>
    </style:style>
    <style:style style:name="P14" style:family="paragraph" style:parent-style-name="Standard">
      <style:text-properties fo:font-weight="bold" officeooo:rsid="00181777" officeooo:paragraph-rsid="00181777" style:font-weight-asian="bold" style:font-weight-complex="bold"/>
    </style:style>
    <style:style style:name="P15" style:family="paragraph" style:parent-style-name="Standard">
      <style:text-properties fo:font-weight="bold" officeooo:rsid="001be6bb" officeooo:paragraph-rsid="001be6bb" style:font-weight-asian="bold" style:font-weight-complex="bold"/>
    </style:style>
    <style:style style:name="P16" style:family="paragraph" style:parent-style-name="Standard">
      <style:text-properties fo:font-weight="bold" officeooo:rsid="001d2219" officeooo:paragraph-rsid="001d2219" style:font-weight-asian="bold" style:font-weight-complex="bold"/>
    </style:style>
    <style:style style:name="P17" style:family="paragraph" style:parent-style-name="Standard">
      <style:text-properties fo:font-weight="bold" officeooo:rsid="001e2619" officeooo:paragraph-rsid="001e2619" style:font-weight-asian="bold" style:font-weight-complex="bold"/>
    </style:style>
    <style:style style:name="P18" style:family="paragraph" style:parent-style-name="Standard">
      <style:text-properties fo:font-weight="bold" officeooo:rsid="002111f9" officeooo:paragraph-rsid="002111f9" style:font-weight-asian="bold" style:font-weight-complex="bold"/>
    </style:style>
    <style:style style:name="P19" style:family="paragraph" style:parent-style-name="Standard">
      <style:text-properties fo:font-weight="normal" officeooo:rsid="001e2619" officeooo:paragraph-rsid="001e261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ed55" style:font-weight-asian="bold" style:font-weight-complex="bold"/>
    </style:style>
    <style:style style:name="T3" style:family="text">
      <style:text-properties fo:font-weight="bold" officeooo:rsid="001be6bb" style:font-weight-asian="bold" style:font-weight-complex="bold"/>
    </style:style>
    <style:style style:name="T4" style:family="text">
      <style:text-properties fo:font-weight="bold" officeooo:rsid="001e2619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e26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0"/><text:span text:style-name="T2">ORACLE DATABASE CREATION</text:span></text:p>
      <text:p text:style-name="P11"/>
      <text:p text:style-name="P1"><text:span text:style-name="T2">S</text:span><text:span text:style-name="T1">tep1:-</text:span></text:p>
      <text:p text:style-name="P1"><text:span text:style-name="T5">ashpak@ashpak:~/Documents/Disk1</text:span><text:span text:style-name="T1">$ vi .bash_profile</text:span></text:p>
      <text:p text:style-name="P7"/>
      <text:p text:style-name="P10">inside bash_profile:-</text:p>
      <text:p text:style-name="P2"><text:s text:c="36"/>export ORACLE_SID=ashpak</text:p>
      <text:p text:style-name="P2"><text:s text:c="36"/>export ORACLE_HOME=/u01/app/oracle/product/11.2.0/dbhome_1</text:p>
      <text:p text:style-name="P2"><text:s text:c="36"/>export PATH=$ORACLE_HOME/bin:$PATH</text:p>
      <text:p text:style-name="P2">save file.</text:p>
      <text:p text:style-name="P2">----------------------------------------------------------------------------------------------------------</text:p>
      <text:p text:style-name="P7">Step2:-</text:p>
      <text:p text:style-name="P7"><text:span text:style-name="T5">ashpak@ashpak:~/Documents/Disk1</text:span>$ . .bash_profile</text:p>
      <text:p text:style-name="P7"/>
      <text:p text:style-name="P8">step3:-</text:p>
      <text:p text:style-name="P9">check require Environment Variable are set:-</text:p>
      <text:p text:style-name="P3">ashpak@ashpak:~/Documents/Disk1$ echo <text:span text:style-name="T1">$ORACLE_SID <text:s text:c="2"/></text:span><text:s/></text:p>
      <text:p text:style-name="P3"/>
      <text:p text:style-name="P3">ashpak@ashpak:~/Documents/Disk1$ echo <text:span text:style-name="T1">$ORACLE_HOME</text:span></text:p>
      <text:p text:style-name="P8"/>
      <text:p text:style-name="P4">ashpak@ashpak:~/Documents/Disk1<text:span text:style-name="T1">$ echo $PATH</text:span></text:p>
      <text:p text:style-name="P14">---------------------------------------------------------------------------------------------------------</text:p>
      <text:p text:style-name="P14">step4:-</text:p>
      <text:p text:style-name="P4"><text:span text:style-name="T1"><text:s text:c="11"/></text:span><text:span text:style-name="T3">create the initalization Parameter file</text:span></text:p>
      <text:p text:style-name="P15">$cd $ORACLE_HOME/dbs</text:p>
      <text:p text:style-name="P15"/>
      <text:p text:style-name="P15">$vi initorcl.ora</text:p>
      <text:p text:style-name="P5"><text:span text:style-name="T1"><text:s text:c="5"/></text:span>insert all parameters in that file and save</text:p>
      <text:p text:style-name="P5"/>
      <text:p text:style-name="P5"><text:s text:c="18"/>db_name='orcl'</text:p>
      <text:p text:style-name="P5"><text:s text:c="18"/>shared_pool_size=100m</text:p>
      <text:p text:style-name="P5"><text:s text:c="17"/>processes = 150</text:p>
      <text:p text:style-name="P5"><text:s text:c="17"/>db_block_size=8192</text:p>
      <text:p text:style-name="P5"><text:s text:c="16"/>diagnostic_dest='/disk3/oradata/orcl'</text:p>
      <text:p text:style-name="P5"><text:s text:c="16"/>control_files=(disk1/oradata/orcl/control01.ctl)</text:p>
      <text:p text:style-name="P5"><text:s text:c="16"/>open_cursors=300</text:p>
      <text:p text:style-name="P5"><text:s text:c="16"/>undo_tablespace='UNDOTBS1'</text:p>
      <text:p text:style-name="P5"><text:s text:c="16"/>compatible ='11.2.0'</text:p>
      <text:p text:style-name="P14">--------------------------------------------------------------------------------------------------------</text:p>
      <text:p text:style-name="P14"/>
      <text:p text:style-name="P16">step5:-</text:p>
      <text:p text:style-name="P16"><text:s text:c="14"/>create directory structure</text:p>
      <text:p text:style-name="P16"><text:s text:c="3"/></text:p>
      <text:p text:style-name="P6"><text:span text:style-name="T1"><text:s text:c="13"/></text:span><text:span text:style-name="T6">ashpak@ashpak:~/Documents/Disk1</text:span><text:span text:style-name="T4">$ sudo mkdir -p /disk1/oradata/orcl</text:span></text:p>
      <text:p text:style-name="P6"><text:span text:style-name="T4"><text:s text:c="13"/></text:span><text:span text:style-name="T6">ashpak@ashpak:~/Documents/Disk1</text:span><text:span text:style-name="T4">$ sudo mkdir -p /disk2/oradata/orcl</text:span></text:p>
      <text:p text:style-name="P19"><text:span text:style-name="T1"><text:s text:c="12"/></text:span><text:s/>ashpak@ashpak:~/Documents/Disk1<text:span text:style-name="T1">$ sudo mkdir -p /disk3/oradata/orcl</text:span></text:p>
      <text:p text:style-name="P17">-----------------------------------------------------------------------------------------------------------</text:p>
      <text:p text:style-name="P17"/>
      <text:p text:style-name="P18">step6: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20:02:15.476119184</meta:creation-date>
    <dc:date>2018-10-27T22:31:56.081729792</dc:date>
    <meta:editing-duration>PT43M4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40" meta:word-count="91" meta:character-count="1839" meta:non-whitespace-character-count="1423"/>
  </office:meta>
</office:document-meta>
</file>